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48284FC1.png"/>
  <manifest:file-entry manifest:media-type="image/png" manifest:full-path="Pictures/100000000000011C000000E62DAEBE5B.png"/>
  <manifest:file-entry manifest:media-type="image/png" manifest:full-path="Pictures/10000000000004220000009C657230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203cm" svg:stroke-color="#ffb515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9999cc" draw:fill-gradient-name="Gradient_20_1" draw:fill-image-name="St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cc" draw:fill-image-name="St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start-width="0.457cm" draw:marker-end-width="0.457cm" draw:fill-color="#ff6309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203cm" svg:stroke-color="#ffb515" draw:marker-start="Symmetric_20_Arrow" draw:marker-start-width="0.61cm" draw:marker-end="" draw:marker-end-width="0.61cm" draw:textarea-horizontal-align="center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text-properties fo:font-family="'World of Water'" style:font-pitch="variabl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12% 50%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14cm" svg:y1="5.775cm" svg:x2="15.389cm" svg:y2="5.804cm">
          <text:p text:style-name="P3"/>
        </draw:line>
        <draw:line draw:style-name="gr1" draw:text-style-name="P1" draw:layer="layout" svg:x1="17.133cm" svg:y1="7.81cm" svg:x2="15.388cm" svg:y2="5.804cm">
          <text:p text:style-name="P3"/>
        </draw:line>
        <draw:frame draw:style-name="gr2" draw:text-style-name="P1" draw:layer="layout" svg:width="3.81cm" svg:height="3.099cm" svg:x="21.786cm" svg:y="9.308cm">
          <draw:image xlink:href="Pictures/100000000000011C000000E62DAEBE5B.png" xlink:type="simple" xlink:show="embed" xlink:actuate="onLoad">
            <text:p text:style-name="P3"/>
          </draw:image>
        </draw:frame>
        <draw:frame draw:style-name="gr2" draw:text-style-name="P1" draw:layer="layout" svg:width="7.094cm" svg:height="0.656cm" svg:x="17.125cm" svg:y="7.618cm">
          <draw:image xlink:href="Pictures/10000000000004220000009C65723056.png" xlink:type="simple" xlink:show="embed" xlink:actuate="onLoad">
            <text:p text:style-name="P3"/>
          </draw:image>
        </draw:frame>
        <draw:custom-shape draw:style-name="gr3" draw:text-style-name="P1" draw:layer="layout" svg:width="3.315cm" svg:height="0.506cm" draw:transform="rotate (-0.436332312999687) translate (15.488cm 7.039cm)">
          <text:p text:style-name="P3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layer="layout" svg:width="3.315cm" svg:height="0.506cm" draw:transform="rotate (-0.436332312999687) translate (14.168cm 4.671cm)">
          <text:p text:style-name="P3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7.472cm" svg:height="3.476cm" draw:transform="rotate (0.7853981633973) translate (20.152cm 12.266cm)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0.628cm" svg:height="1.686cm" draw:transform="rotate (-1.57079632679579) translate (25.834cm 7.61cm)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2.995cm" svg:height="0.291cm" svg:x="19.742cm" svg:y="8.322cm">
          <text:p text:style-name="P3"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502cm" svg:height="1.275cm" svg:x="20.149cm" svg:y="9.188cm">
          <draw:text-box>
            <text:p text:style-name="P3"/>
          </draw:text-box>
        </draw:frame>
        <draw:frame draw:style-name="gr9" draw:layer="layout" svg:width="1.488cm" svg:height="1.038cm" svg:x="20.499cm" svg:y="8.61cm">
          <draw:text-box>
            <text:p text:style-name="P3">CM</text:p>
          </draw:text-box>
        </draw:frame>
        <draw:frame draw:style-name="gr9" draw:layer="layout" svg:width="2.085cm" svg:height="1.038cm" svg:x="14.973cm" svg:y="3.896cm">
          <draw:text-box>
            <text:p text:style-name="P3">Mono</text:p>
          </draw:text-box>
        </draw:frame>
        <draw:custom-shape draw:style-name="gr7" draw:text-style-name="P1" draw:layer="layout" svg:width="3.664cm" svg:height="0.291cm" svg:x="9.773cm" svg:y="6.086cm">
          <text:p text:style-name="P3"/>
          <draw:enhanced-geometry svg:viewBox="0 0 21600 21600" draw:type="rectangle" draw:enhanced-path="M 0 0 L 21600 0 21600 21600 0 21600 0 0 Z N"/>
        </draw:custom-shape>
        <draw:frame draw:style-name="gr9" draw:layer="layout" svg:width="1.421cm" svg:height="1.038cm" svg:x="10.865cm" svg:y="6.41cm">
          <draw:text-box>
            <text:p text:style-name="P3">FM</text:p>
          </draw:text-box>
        </draw:frame>
        <draw:custom-shape draw:style-name="gr10" draw:text-style-name="P5" draw:layer="layout" svg:width="6.484cm" svg:height="4.74cm" svg:x="2.093cm" svg:y="3.692cm">
          <text:p text:style-name="P4"><text:span text:style-name="T1">Hutch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064cm" svg:y1="8.403cm" svg:x2="2.995cm" svg:y2="15.933cm">
          <text:p text:style-name="P3"/>
        </draw:line>
        <draw:line draw:style-name="gr11" draw:text-style-name="P1" draw:layer="layout" svg:x1="8.548cm" svg:y1="8.403cm" svg:x2="19.015cm" svg:y2="13.81cm">
          <text:p text:style-name="P3"/>
        </draw:line>
        <draw:custom-shape draw:style-name="gr12" draw:text-style-name="P1" draw:layer="layout" svg:width="18.52cm" svg:height="6.367cm" svg:x="3.024cm" svg:y="12.85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6" draw:text-style-name="P1" draw:layer="layout" svg:width="0.517cm" svg:height="1.105cm" svg:x="18.069cm" svg:y="15.66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-0.517cm" svg:height="-1.105cm" svg:x="18.586cm" svg:y="15.349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4" draw:layer="layout" svg:width="2.297cm" svg:height="1.395cm" svg:x="14.687cm" svg:y="14.807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297cm" svg:height="1.395cm" svg:x="8.988cm" svg:y="14.808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297cm" svg:height="1.395cm" svg:x="5.089cm" svg:y="14.809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64cm" svg:height="2.326cm" svg:x="11.996cm" svg:y="14.247cm">
          <text:p text:style-name="P3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2.297cm" svg:height="1.395cm" svg:x="11.88cm" svg:y="17.109cm">
          <text:p text:style-name="P4"><text:span text:style-name="T2">Fluo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4.07cm" svg:y1="15.497cm" svg:x2="20.643cm" svg:y2="15.497cm">
          <text:p text:style-name="P3"/>
        </draw:line>
        <draw:frame draw:style-name="gr9" draw:text-style-name="P7" draw:layer="layout" svg:width="0.976cm" svg:height="1.301cm" svg:x="15.426cm" svg:y="13.589cm">
          <draw:text-box>
            <text:p text:style-name="P4"><text:span text:style-name="T2">I</text:span><text:span text:style-name="T3">0</text:span></text:p>
          </draw:text-box>
        </draw:frame>
        <draw:frame draw:style-name="gr9" draw:layer="layout" svg:width="1.7cm" svg:height="1.038cm" svg:x="17.477cm" svg:y="16.996cm">
          <draw:text-box>
            <text:p text:style-name="P3">Slits</text:p>
          </draw:text-box>
        </draw:frame>
        <draw:frame draw:style-name="gr9" draw:text-style-name="P7" draw:layer="layout" svg:width="0.997cm" svg:height="1.301cm" svg:x="9.726cm" svg:y="13.59cm">
          <draw:text-box>
            <text:p text:style-name="P4"><text:span text:style-name="T2">I</text:span><text:span text:style-name="T3">T</text:span></text:p>
          </draw:text-box>
        </draw:frame>
        <draw:frame draw:style-name="gr9" draw:text-style-name="P7" draw:layer="layout" svg:width="1.044cm" svg:height="1.301cm" svg:x="5.926cm" svg:y="13.591cm">
          <draw:text-box>
            <text:p text:style-name="P4"><text:span text:style-name="T2">I</text:span><text:span text:style-name="T3">R</text:span></text:p>
          </draw:text-box>
        </draw:frame>
        <draw:frame draw:style-name="gr9" draw:layer="layout" svg:width="2.653cm" svg:height="1.038cm" svg:x="11.704cm" svg:y="13.262cm">
          <draw:text-box>
            <text:p text:style-name="P3">Sa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tone" xlink:href="Pictures/100000000000005E0000005E48284FC1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ruce Ravel</meta:initial-creator>
    <meta:creation-date>2008-08-01T15:12:19</meta:creation-date>
    <dc:date>2008-08-17T14:10:42</dc:date>
    <meta:editing-cycles>5</meta:editing-cycles>
    <meta:editing-duration>PT32M56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